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3563in"/>
    </style:style>
    <style:style style:name="co3" style:family="table-column">
      <style:table-column-properties fo:break-before="auto" style:column-width="1.8717in"/>
    </style:style>
    <style:style style:name="co4" style:family="table-column">
      <style:table-column-properties fo:break-before="auto" style:column-width="1.1575in"/>
    </style:style>
    <style:style style:name="co6" style:family="table-column">
      <style:table-column-properties fo:break-before="auto" style:column-width="1.2016in"/>
    </style:style>
    <style:style style:name="co7" style:family="table-column">
      <style:table-column-properties fo:break-before="auto" style:column-width="1.1283in"/>
    </style:style>
    <style:style style:name="co8" style:family="table-column">
      <style:table-column-properties fo:break-before="auto" style:column-width="0.9244in"/>
    </style:style>
    <style:style style:name="co9" style:family="table-column">
      <style:table-column-properties fo:break-before="auto" style:column-width="3.3138in"/>
    </style:style>
    <style:style style:name="co10" style:family="table-column">
      <style:table-column-properties fo:break-before="auto" style:column-width="1.3138in"/>
    </style:style>
    <style:style style:name="ro1" style:family="table-row">
      <style:table-row-properties style:row-height="0.1783in" fo:break-before="auto" style:use-optimal-row-height="true"/>
    </style:style>
    <style:style style:name="ro2" style:family="table-row">
      <style:table-row-properties style:row-height="0.2618in" fo:break-before="auto" style:use-optimal-row-height="true"/>
    </style:style>
    <style:style style:name="ro3" style:family="table-row">
      <style:table-row-properties style:row-height="0.8492in" fo:break-before="auto" style:use-optimal-row-height="true"/>
    </style:style>
    <style:style style:name="ro4" style:family="table-row">
      <style:table-row-properties style:row-height="1.022in" fo:break-before="auto" style:use-optimal-row-height="true"/>
    </style:style>
    <style:style style:name="ro5" style:family="table-row">
      <style:table-row-properties style:row-height="1.3472in" fo:break-before="auto" style:use-optimal-row-height="true"/>
    </style:style>
    <style:style style:name="ro6" style:family="table-row">
      <style:table-row-properties style:row-height="1.5134in" fo:break-before="auto" style:use-optimal-row-height="true"/>
    </style:style>
    <style:style style:name="ro7"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fo:font-size="14pt" style:font-size-asian="14pt" style:font-size-complex="14pt"/>
    </style:style>
    <style:style style:name="ce2" style:family="table-cell" style:parent-style-name="Default">
      <style:table-cell-properties fo:border-bottom="0.0008in solid #000000" fo:border-left="none" fo:border-right="0.0008in solid #000000" fo:border-top="0.0008in solid #000000"/>
      <style:text-properties fo:font-size="15pt" style:font-size-asian="15pt" style:font-size-complex="15pt"/>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3"/>
        <table:table-column table:style-name="co10" table:number-columns-repeated="1017" table:default-cell-style-name="Default"/>
        <table:table-row table:style-name="ro2">
          <table:table-cell table:number-columns-repeated="3"/>
          <table:table-cell table:style-name="ce1" office:value-type="string">
            <text:p>User Acceptance Testing</text:p>
          </table:table-cell>
          <table:table-cell table:style-name="ce2"/>
          <table:table-cell/>
          <table:table-cell table:style-name="Default"/>
          <table:table-cell table:number-columns-repeated="1017"/>
        </table:table-row>
        <table:table-row table:style-name="ro1">
          <table:table-cell table:number-columns-repeated="6"/>
          <table:table-cell table:style-name="Default"/>
          <table:table-cell table:number-columns-repeated="1017"/>
        </table:table-row>
        <table:table-row table:style-name="ro1">
          <table:table-cell office:value-type="string">
            <text:p>ID</text:p>
          </table:table-cell>
          <table:table-cell office:value-type="string">
            <text:p>Acceptance Criteria</text:p>
          </table:table-cell>
          <table:table-cell office:value-type="string">
            <text:p>Test Type</text:p>
          </table:table-cell>
          <table:table-cell office:value-type="string">
            <text:p>Owner</text:p>
          </table:table-cell>
          <table:table-cell office:value-type="string">
            <text:p>Priority</text:p>
          </table:table-cell>
          <table:table-cell office:value-type="string">
            <text:p>Result</text:p>
          </table:table-cell>
          <table:table-cell table:style-name="Default" office:value-type="string">
            <text:p>Comments</text:p>
          </table:table-cell>
          <table:table-cell table:number-columns-repeated="1017"/>
        </table:table-row>
        <table:table-row table:style-name="ro3">
          <table:table-cell office:value-type="float" office:value="1">
            <text:p>1</text:p>
          </table:table-cell>
          <table:table-cell office:value-type="string">
            <text:p>Usability</text:p>
          </table:table-cell>
          <table:table-cell office:value-type="string">
            <text:p>Operational</text:p>
          </table:table-cell>
          <table:table-cell office:value-type="string">
            <text:p>Kevin Geer</text:p>
          </table:table-cell>
          <table:table-cell office:value-type="string">
            <text:p>High</text:p>
          </table:table-cell>
          <table:table-cell office:value-type="string">
            <text:p>Fail</text:p>
          </table:table-cell>
          <table:table-cell office:value-type="string">
            <text:p>It can be used, but it is clunky. <text:s/>When first logging in, you must change the bottom-left dropdown menu twice to get functionality on the default setting. The search functionality is non-existent, the buttons don't work.</text:p>
          </table:table-cell>
          <table:table-cell table:number-columns-repeated="1017"/>
        </table:table-row>
        <table:table-row table:style-name="ro1">
          <table:table-cell office:value-type="float" office:value="2">
            <text:p>2</text:p>
          </table:table-cell>
          <table:table-cell office:value-type="string">
            <text:p>Login</text:p>
          </table:table-cell>
          <table:table-cell office:value-type="string">
            <text:p>Operational</text:p>
          </table:table-cell>
          <table:table-cell office:value-type="string">
            <text:p>Kevin Geer</text:p>
          </table:table-cell>
          <table:table-cell office:value-type="string">
            <text:p>High</text:p>
          </table:table-cell>
          <table:table-cell office:value-type="string">
            <text:p>Pass</text:p>
          </table:table-cell>
          <table:table-cell table:style-name="Default" office:value-type="string">
            <text:p>Logging in is simple.</text:p>
          </table:table-cell>
          <table:table-cell table:number-columns-repeated="1017"/>
        </table:table-row>
        <table:table-row table:style-name="ro4">
          <table:table-cell office:value-type="float" office:value="3">
            <text:p>3</text:p>
          </table:table-cell>
          <table:table-cell office:value-type="string">
            <text:p>Registering Account</text:p>
          </table:table-cell>
          <table:table-cell office:value-type="string">
            <text:p>Operational</text:p>
          </table:table-cell>
          <table:table-cell office:value-type="string">
            <text:p>Kevin Geer</text:p>
          </table:table-cell>
          <table:table-cell office:value-type="string">
            <text:p>High</text:p>
          </table:table-cell>
          <table:table-cell office:value-type="string">
            <text:p>Pass</text:p>
          </table:table-cell>
          <table:table-cell office:value-type="string">
            <text:p>Registering an account works without much issue. <text:s/>Problems include the lack of feedback about username and password requirements and that the username and password are displayed to the user after registration, when the password should be hidden.</text:p>
          </table:table-cell>
          <table:table-cell table:number-columns-repeated="1017"/>
        </table:table-row>
        <table:table-row table:style-name="ro5">
          <table:table-cell office:value-type="float" office:value="4">
            <text:p>4</text:p>
          </table:table-cell>
          <table:table-cell office:value-type="string">
            <text:p>Intuitive usage</text:p>
          </table:table-cell>
          <table:table-cell office:value-type="string">
            <text:p>Ease of Use</text:p>
          </table:table-cell>
          <table:table-cell office:value-type="string">
            <text:p>Kevin Geer</text:p>
          </table:table-cell>
          <table:table-cell office:value-type="string">
            <text:p>Middle</text:p>
          </table:table-cell>
          <table:table-cell office:value-type="string">
            <text:p>Fail</text:p>
          </table:table-cell>
          <table:table-cell office:value-type="string">
            <text:p>It takes several minutes to accustom yourself with the layout of the page. The buttons at the top indicate they require data that they don't need (name when it really needs ID). The dropdown menu on the bottom left isn't easily found, and there's nothing suggesting it's required to use the delete function. The moon's ownerId field can accept a string when it needs to be an integer.</text:p>
          </table:table-cell>
          <table:table-cell table:number-columns-repeated="1017"/>
        </table:table-row>
        <table:table-row table:style-name="ro6">
          <table:table-cell office:value-type="float" office:value="5">
            <text:p>5</text:p>
          </table:table-cell>
          <table:table-cell office:value-type="string">
            <text:p>Data Presentation</text:p>
          </table:table-cell>
          <table:table-cell office:value-type="string">
            <text:p>Ease of Use</text:p>
          </table:table-cell>
          <table:table-cell office:value-type="string">
            <text:p>Kevin Geer</text:p>
          </table:table-cell>
          <table:table-cell office:value-type="string">
            <text:p>Middle</text:p>
          </table:table-cell>
          <table:table-cell office:value-type="string">
            <text:p>Fail</text:p>
          </table:table-cell>
          <table:table-cell office:value-type="string">
            <text:p>The data is hard to understand when spread out across the screen horizontally. When the screen is minimized, it's easier, but it might be better to force a smaller width. The main concern is the lack of differentiation between the types of owner. Moons should have an Orbiting Planet ID, while planets should have a User owner. The current column suggests the User owner is used for both, and requires some digging/thought to discover the truth.</text:p>
          </table:table-cell>
          <table:table-cell table:number-columns-repeated="1017"/>
        </table:table-row>
        <table:table-row table:style-name="ro7">
          <table:table-cell office:value-type="float" office:value="6">
            <text:p>6</text:p>
          </table:table-cell>
          <table:table-cell office:value-type="string">
            <text:p>Interactive element layout</text:p>
          </table:table-cell>
          <table:table-cell office:value-type="string">
            <text:p>Ease of Use</text:p>
          </table:table-cell>
          <table:table-cell office:value-type="string">
            <text:p>Kevin Geer</text:p>
          </table:table-cell>
          <table:table-cell office:value-type="string">
            <text:p>Middle</text:p>
          </table:table-cell>
          <table:table-cell office:value-type="string">
            <text:p>Fail</text:p>
          </table:table-cell>
          <table:table-cell office:value-type="string">
            <text:p>The dropdown menu should be closer to the other input boxes if it's going to be required to get the appropriate functionality.</text:p>
          </table:table-cell>
          <table:table-cell table:number-columns-repeated="1017"/>
        </table:table-row>
        <table:table-row table:style-name="ro7">
          <table:table-cell office:value-type="float" office:value="7">
            <text:p>7</text:p>
          </table:table-cell>
          <table:table-cell office:value-type="string">
            <text:p>Aesthetics</text:p>
          </table:table-cell>
          <table:table-cell office:value-type="string">
            <text:p>Design</text:p>
          </table:table-cell>
          <table:table-cell office:value-type="string">
            <text:p>Kevin Geer</text:p>
          </table:table-cell>
          <table:table-cell office:value-type="string">
            <text:p>Middle</text:p>
          </table:table-cell>
          <table:table-cell office:value-type="string">
            <text:p>Pass</text:p>
          </table:table-cell>
          <table:table-cell office:value-type="string">
            <text:p>The website is not pleasing to look at, but if you're expecting spreadsheet style software and not consumer facing software then this is acceptable.</text:p>
          </table:table-cell>
          <table:table-cell table:number-columns-repeated="1017"/>
        </table:table-row>
        <table:table-row table:style-name="ro7">
          <table:table-cell office:value-type="float" office:value="8">
            <text:p>8</text:p>
          </table:table-cell>
          <table:table-cell office:value-type="string">
            <text:p>Inspiring Confidence</text:p>
          </table:table-cell>
          <table:table-cell office:value-type="string">
            <text:p>Design</text:p>
          </table:table-cell>
          <table:table-cell office:value-type="string">
            <text:p>Kevin Geer</text:p>
          </table:table-cell>
          <table:table-cell office:value-type="string">
            <text:p>Middle</text:p>
          </table:table-cell>
          <table:table-cell office:value-type="string">
            <text:p>Fail</text:p>
          </table:table-cell>
          <table:table-cell office:value-type="string">
            <text:p>The list of nonfunctional features, and the overall poor look of the website suggests it was made quickly and not properly tested.</text:p>
          </table:table-cell>
          <table:table-cell table:number-columns-repeated="1017"/>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07">05/07/2024</text:date>, <text:time>10:24: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Geer</meta:initial-creator>
    <meta:creation-date>2024-05-06T17:48:54.49</meta:creation-date>
    <dc:date>2024-05-07T10:24:10.01</dc:date>
    <dc:creator>Kevin Geer</dc:creator>
    <meta:editing-duration>PT1H36M</meta:editing-duration>
    <meta:editing-cycles>6</meta:editing-cycles>
    <meta:generator>OpenOffice/4.1.1$Win32 OpenOffice.org_project/411m6$Build-9775</meta:generator>
    <meta:document-statistic meta:table-count="3" meta:cell-count="64" meta:object-count="0"/>
  </office:meta>
</office:document-meta>
</file>